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2.9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7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entradas</text:p>
          </table:table-cell>
          <table:table-cell table:style-name="Default" office:value-type="string" calcext:value-type="string">
            <text:p>fechaContador</text:p>
          </table:table-cell>
          <table:table-cell office:value-type="string" calcext:value-type="string">
            <text:p>RealValue</text:p>
          </table:table-cell>
          <table:table-cell office:value-type="string" calcext:value-type="string">
            <text:p>Evaluar</text:p>
          </table:table-cell>
          <table:table-cell table:style-name="Default" office:value-type="string" calcext:value-type="string">
            <text:p>fechaRegistro</text:p>
          </table:table-cell>
        </table:table-row>
        <table:table-row table:style-name="ro1">
          <table:table-cell office:value-type="float" office:value="560256" calcext:value-type="float">
            <text:p>560256</text:p>
          </table:table-cell>
          <table:table-cell office:value-type="date" office:date-value="2025-03-02T06:30:00" calcext:value-type="date">
            <text:p>02/03/25 06:30</text:p>
          </table:table-cell>
          <table:table-cell office:value-type="float" office:value="1651768" calcext:value-type="float">
            <text:p>1651768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28:00" calcext:value-type="date">
            <text:p>02/03/25 07:28</text:p>
          </table:table-cell>
        </table:table-row>
        <table:table-row table:style-name="ro1">
          <table:table-cell office:value-type="float" office:value="560263" calcext:value-type="float">
            <text:p>560263</text:p>
          </table:table-cell>
          <table:table-cell office:value-type="date" office:date-value="2025-03-02T06:31:00" calcext:value-type="date">
            <text:p>02/03/25 06:31</text:p>
          </table:table-cell>
          <table:table-cell office:value-type="float" office:value="1651775" calcext:value-type="float">
            <text:p>1651775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28:00" calcext:value-type="date">
            <text:p>02/03/25 07:28</text:p>
          </table:table-cell>
        </table:table-row>
        <table:table-row table:style-name="ro1">
          <table:table-cell office:value-type="float" office:value="560273" calcext:value-type="float">
            <text:p>560273</text:p>
          </table:table-cell>
          <table:table-cell office:value-type="date" office:date-value="2025-03-02T06:32:00" calcext:value-type="date">
            <text:p>02/03/25 06:32</text:p>
          </table:table-cell>
          <table:table-cell office:value-type="float" office:value="1651785" calcext:value-type="float">
            <text:p>1651785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31:00" calcext:value-type="date">
            <text:p>02/03/25 07:31</text:p>
          </table:table-cell>
        </table:table-row>
        <table:table-row table:style-name="ro1">
          <table:table-cell office:value-type="float" office:value="560273" calcext:value-type="float">
            <text:p>560273</text:p>
          </table:table-cell>
          <table:table-cell office:value-type="date" office:date-value="2025-03-02T06:33:00" calcext:value-type="date">
            <text:p>02/03/25 06:33</text:p>
          </table:table-cell>
          <table:table-cell office:value-type="float" office:value="1651785" calcext:value-type="float">
            <text:p>1651785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31:00" calcext:value-type="date">
            <text:p>02/03/25 07:31</text:p>
          </table:table-cell>
        </table:table-row>
        <table:table-row table:style-name="ro1">
          <table:table-cell office:value-type="float" office:value="560273" calcext:value-type="float">
            <text:p>560273</text:p>
          </table:table-cell>
          <table:table-cell office:value-type="date" office:date-value="2025-03-02T06:34:00" calcext:value-type="date">
            <text:p>02/03/25 06:34</text:p>
          </table:table-cell>
          <table:table-cell office:value-type="float" office:value="1651785" calcext:value-type="float">
            <text:p>1651785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31:00" calcext:value-type="date">
            <text:p>02/03/25 07:31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6:35:00" calcext:value-type="date">
            <text:p>02/03/25 06:35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34:00" calcext:value-type="date">
            <text:p>02/03/25 07:34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6:36:00" calcext:value-type="date">
            <text:p>02/03/25 06:36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34:00" calcext:value-type="date">
            <text:p>02/03/25 07:34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6:37:00" calcext:value-type="date">
            <text:p>02/03/25 06:37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34:00" calcext:value-type="date">
            <text:p>02/03/25 07:34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6:38:00" calcext:value-type="date">
            <text:p>02/03/25 06:38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37:00" calcext:value-type="date">
            <text:p>02/03/25 07:37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6:39:00" calcext:value-type="date">
            <text:p>02/03/25 06:39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37:00" calcext:value-type="date">
            <text:p>02/03/25 07:37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6:40:00" calcext:value-type="date">
            <text:p>02/03/25 06:40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37:00" calcext:value-type="date">
            <text:p>02/03/25 07:37</text:p>
          </table:table-cell>
        </table:table-row>
        <table:table-row table:style-name="ro1">
          <table:table-cell office:value-type="float" office:value="560292" calcext:value-type="float">
            <text:p>560292</text:p>
          </table:table-cell>
          <table:table-cell office:value-type="date" office:date-value="2025-03-02T06:41:00" calcext:value-type="date">
            <text:p>02/03/25 06:41</text:p>
          </table:table-cell>
          <table:table-cell office:value-type="float" office:value="1651804" calcext:value-type="float">
            <text:p>1651804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0:00" calcext:value-type="date">
            <text:p>02/03/25 07:40</text:p>
          </table:table-cell>
        </table:table-row>
        <table:table-row table:style-name="ro1">
          <table:table-cell office:value-type="float" office:value="560293" calcext:value-type="float">
            <text:p>560293</text:p>
          </table:table-cell>
          <table:table-cell office:value-type="date" office:date-value="2025-03-02T06:42:00" calcext:value-type="date">
            <text:p>02/03/25 06:42</text:p>
          </table:table-cell>
          <table:table-cell office:value-type="float" office:value="1651805" calcext:value-type="float">
            <text:p>1651805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0:00" calcext:value-type="date">
            <text:p>02/03/25 07:40</text:p>
          </table:table-cell>
        </table:table-row>
        <table:table-row table:style-name="ro1">
          <table:table-cell office:value-type="float" office:value="560293" calcext:value-type="float">
            <text:p>560293</text:p>
          </table:table-cell>
          <table:table-cell office:value-type="date" office:date-value="2025-03-02T06:43:00" calcext:value-type="date">
            <text:p>02/03/25 06:43</text:p>
          </table:table-cell>
          <table:table-cell office:value-type="float" office:value="1651805" calcext:value-type="float">
            <text:p>1651805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0:00" calcext:value-type="date">
            <text:p>02/03/25 07:40</text:p>
          </table:table-cell>
        </table:table-row>
        <table:table-row table:style-name="ro1">
          <table:table-cell office:value-type="float" office:value="560293" calcext:value-type="float">
            <text:p>560293</text:p>
          </table:table-cell>
          <table:table-cell office:value-type="date" office:date-value="2025-03-02T06:44:00" calcext:value-type="date">
            <text:p>02/03/25 06:44</text:p>
          </table:table-cell>
          <table:table-cell office:value-type="float" office:value="1651805" calcext:value-type="float">
            <text:p>1651805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3:00" calcext:value-type="date">
            <text:p>02/03/25 07:43</text:p>
          </table:table-cell>
        </table:table-row>
        <table:table-row table:style-name="ro1">
          <table:table-cell office:value-type="float" office:value="560293" calcext:value-type="float">
            <text:p>560293</text:p>
          </table:table-cell>
          <table:table-cell office:value-type="date" office:date-value="2025-03-02T06:45:00" calcext:value-type="date">
            <text:p>02/03/25 06:45</text:p>
          </table:table-cell>
          <table:table-cell office:value-type="float" office:value="1651805" calcext:value-type="float">
            <text:p>1651805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3:00" calcext:value-type="date">
            <text:p>02/03/25 07:43</text:p>
          </table:table-cell>
        </table:table-row>
        <table:table-row table:style-name="ro1">
          <table:table-cell office:value-type="float" office:value="560293" calcext:value-type="float">
            <text:p>560293</text:p>
          </table:table-cell>
          <table:table-cell office:value-type="date" office:date-value="2025-03-02T06:46:00" calcext:value-type="date">
            <text:p>02/03/25 06:46</text:p>
          </table:table-cell>
          <table:table-cell office:value-type="float" office:value="1651805" calcext:value-type="float">
            <text:p>1651805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3:00" calcext:value-type="date">
            <text:p>02/03/25 07: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5-03-02T06:47:00" calcext:value-type="date">
            <text:p>02/03/25 06:47</text:p>
          </table:table-cell>
          <table:table-cell office:value-type="float" office:value="1091512" calcext:value-type="float">
            <text:p>1091512</text:p>
          </table:table-cell>
          <table:table-cell office:value-type="float" office:value="0" calcext:value-type="float">
            <text:p>0</text:p>
          </table:table-cell>
          <table:table-cell office:value-type="date" office:date-value="2025-03-02T07:46:00" calcext:value-type="date">
            <text:p>02/03/25 07: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5-03-02T06:48:00" calcext:value-type="date">
            <text:p>02/03/25 06:48</text:p>
          </table:table-cell>
          <table:table-cell office:value-type="float" office:value="1091512" calcext:value-type="float">
            <text:p>1091512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6:00" calcext:value-type="date">
            <text:p>02/03/25 07:46</text:p>
          </table:table-cell>
        </table:table-row>
        <table:table-row table:style-name="ro1">
          <table:table-cell office:value-type="float" office:value="560248" calcext:value-type="float">
            <text:p>560248</text:p>
          </table:table-cell>
          <table:table-cell office:value-type="date" office:date-value="2025-03-02T06:49:00" calcext:value-type="date">
            <text:p>02/03/25 06:49</text:p>
          </table:table-cell>
          <table:table-cell office:value-type="float" office:value="1651760" calcext:value-type="float">
            <text:p>1651760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6:00" calcext:value-type="date">
            <text:p>02/03/25 07:46</text:p>
          </table:table-cell>
        </table:table-row>
        <table:table-row table:style-name="ro1">
          <table:table-cell office:value-type="float" office:value="560248" calcext:value-type="float">
            <text:p>560248</text:p>
          </table:table-cell>
          <table:table-cell office:value-type="date" office:date-value="2025-03-02T06:50:00" calcext:value-type="date">
            <text:p>02/03/25 06:50</text:p>
          </table:table-cell>
          <table:table-cell office:value-type="float" office:value="1651760" calcext:value-type="float">
            <text:p>1651760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9:00" calcext:value-type="date">
            <text:p>02/03/25 07:49</text:p>
          </table:table-cell>
        </table:table-row>
        <table:table-row table:style-name="ro1">
          <table:table-cell office:value-type="float" office:value="560248" calcext:value-type="float">
            <text:p>560248</text:p>
          </table:table-cell>
          <table:table-cell office:value-type="date" office:date-value="2025-03-02T06:51:00" calcext:value-type="date">
            <text:p>02/03/25 06:51</text:p>
          </table:table-cell>
          <table:table-cell office:value-type="float" office:value="1651760" calcext:value-type="float">
            <text:p>1651760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9:00" calcext:value-type="date">
            <text:p>02/03/25 07:49</text:p>
          </table:table-cell>
        </table:table-row>
        <table:table-row table:style-name="ro1">
          <table:table-cell office:value-type="float" office:value="560248" calcext:value-type="float">
            <text:p>560248</text:p>
          </table:table-cell>
          <table:table-cell office:value-type="date" office:date-value="2025-03-02T06:51:00" calcext:value-type="date">
            <text:p>02/03/25 06:51</text:p>
          </table:table-cell>
          <table:table-cell office:value-type="float" office:value="1651760" calcext:value-type="float">
            <text:p>1651760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9:00" calcext:value-type="date">
            <text:p>02/03/25 07:49</text:p>
          </table:table-cell>
        </table:table-row>
        <table:table-row table:style-name="ro1">
          <table:table-cell office:value-type="float" office:value="560248" calcext:value-type="float">
            <text:p>560248</text:p>
          </table:table-cell>
          <table:table-cell office:value-type="date" office:date-value="2025-03-02T06:52:00" calcext:value-type="date">
            <text:p>02/03/25 06:52</text:p>
          </table:table-cell>
          <table:table-cell office:value-type="float" office:value="1651760" calcext:value-type="float">
            <text:p>1651760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49:00" calcext:value-type="date">
            <text:p>02/03/25 07:49</text:p>
          </table:table-cell>
        </table:table-row>
        <table:table-row table:style-name="ro1">
          <table:table-cell office:value-type="float" office:value="560248" calcext:value-type="float">
            <text:p>560248</text:p>
          </table:table-cell>
          <table:table-cell office:value-type="date" office:date-value="2025-03-02T06:53:00" calcext:value-type="date">
            <text:p>02/03/25 06:53</text:p>
          </table:table-cell>
          <table:table-cell office:value-type="float" office:value="1651760" calcext:value-type="float">
            <text:p>1651760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52:00" calcext:value-type="date">
            <text:p>02/03/25 07:52</text:p>
          </table:table-cell>
        </table:table-row>
        <table:table-row table:style-name="ro1">
          <table:table-cell office:value-type="float" office:value="560249" calcext:value-type="float">
            <text:p>560249</text:p>
          </table:table-cell>
          <table:table-cell office:value-type="date" office:date-value="2025-03-02T06:54:00" calcext:value-type="date">
            <text:p>02/03/25 06:54</text:p>
          </table:table-cell>
          <table:table-cell office:value-type="float" office:value="1651761" calcext:value-type="float">
            <text:p>1651761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52:00" calcext:value-type="date">
            <text:p>02/03/25 07:52</text:p>
          </table:table-cell>
        </table:table-row>
        <table:table-row table:style-name="ro1">
          <table:table-cell office:value-type="float" office:value="560249" calcext:value-type="float">
            <text:p>560249</text:p>
          </table:table-cell>
          <table:table-cell office:value-type="date" office:date-value="2025-03-02T06:55:00" calcext:value-type="date">
            <text:p>02/03/25 06:55</text:p>
          </table:table-cell>
          <table:table-cell office:value-type="float" office:value="1651761" calcext:value-type="float">
            <text:p>1651761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52:00" calcext:value-type="date">
            <text:p>02/03/25 07:52</text:p>
          </table:table-cell>
        </table:table-row>
        <table:table-row table:style-name="ro1">
          <table:table-cell office:value-type="float" office:value="560260" calcext:value-type="float">
            <text:p>560260</text:p>
          </table:table-cell>
          <table:table-cell office:value-type="date" office:date-value="2025-03-02T06:56:00" calcext:value-type="date">
            <text:p>02/03/25 06:56</text:p>
          </table:table-cell>
          <table:table-cell office:value-type="float" office:value="1651772" calcext:value-type="float">
            <text:p>1651772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55:00" calcext:value-type="date">
            <text:p>02/03/25 07:55</text:p>
          </table:table-cell>
        </table:table-row>
        <table:table-row table:style-name="ro1">
          <table:table-cell office:value-type="float" office:value="560261" calcext:value-type="float">
            <text:p>560261</text:p>
          </table:table-cell>
          <table:table-cell office:value-type="date" office:date-value="2025-03-02T06:58:00" calcext:value-type="date">
            <text:p>02/03/25 06:58</text:p>
          </table:table-cell>
          <table:table-cell office:value-type="float" office:value="1651773" calcext:value-type="float">
            <text:p>1651773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55:00" calcext:value-type="date">
            <text:p>02/03/25 07:55</text:p>
          </table:table-cell>
        </table:table-row>
        <table:table-row table:style-name="ro1">
          <table:table-cell office:value-type="float" office:value="560261" calcext:value-type="float">
            <text:p>560261</text:p>
          </table:table-cell>
          <table:table-cell office:value-type="date" office:date-value="2025-03-02T07:00:00" calcext:value-type="date">
            <text:p>02/03/25 07:00</text:p>
          </table:table-cell>
          <table:table-cell office:value-type="float" office:value="1651773" calcext:value-type="float">
            <text:p>1651773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58:00" calcext:value-type="date">
            <text:p>02/03/25 07:58</text:p>
          </table:table-cell>
        </table:table-row>
        <table:table-row table:style-name="ro1">
          <table:table-cell office:value-type="float" office:value="560261" calcext:value-type="float">
            <text:p>560261</text:p>
          </table:table-cell>
          <table:table-cell office:value-type="date" office:date-value="2025-03-02T07:01:00" calcext:value-type="date">
            <text:p>02/03/25 07:01</text:p>
          </table:table-cell>
          <table:table-cell office:value-type="float" office:value="1651773" calcext:value-type="float">
            <text:p>1651773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7:58:00" calcext:value-type="date">
            <text:p>02/03/25 07:58</text:p>
          </table:table-cell>
        </table:table-row>
        <table:table-row table:style-name="ro1">
          <table:table-cell office:value-type="float" office:value="560261" calcext:value-type="float">
            <text:p>560261</text:p>
          </table:table-cell>
          <table:table-cell office:value-type="date" office:date-value="2025-03-02T07:03:00" calcext:value-type="date">
            <text:p>02/03/25 07:03</text:p>
          </table:table-cell>
          <table:table-cell office:value-type="float" office:value="1651773" calcext:value-type="float">
            <text:p>1651773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01:00" calcext:value-type="date">
            <text:p>02/03/25 08:01</text:p>
          </table:table-cell>
        </table:table-row>
        <table:table-row table:style-name="ro1">
          <table:table-cell office:value-type="float" office:value="560261" calcext:value-type="float">
            <text:p>560261</text:p>
          </table:table-cell>
          <table:table-cell office:value-type="date" office:date-value="2025-03-02T07:04:00" calcext:value-type="date">
            <text:p>02/03/25 07:04</text:p>
          </table:table-cell>
          <table:table-cell office:value-type="float" office:value="1651773" calcext:value-type="float">
            <text:p>1651773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01:00" calcext:value-type="date">
            <text:p>02/03/25 08:01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7:05:00" calcext:value-type="date">
            <text:p>02/03/25 07:05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04:00" calcext:value-type="date">
            <text:p>02/03/25 08:04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7:06:00" calcext:value-type="date">
            <text:p>02/03/25 07:06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04:00" calcext:value-type="date">
            <text:p>02/03/25 08:04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7:07:00" calcext:value-type="date">
            <text:p>02/03/25 07:07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04:00" calcext:value-type="date">
            <text:p>02/03/25 08:04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7:08:00" calcext:value-type="date">
            <text:p>02/03/25 07:08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07:00" calcext:value-type="date">
            <text:p>02/03/25 08:07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7:09:00" calcext:value-type="date">
            <text:p>02/03/25 07:09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07:00" calcext:value-type="date">
            <text:p>02/03/25 08:07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7:10:00" calcext:value-type="date">
            <text:p>02/03/25 07:10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07:00" calcext:value-type="date">
            <text:p>02/03/25 08:07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7:11:00" calcext:value-type="date">
            <text:p>02/03/25 07:11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10:00" calcext:value-type="date">
            <text:p>02/03/25 08:10</text:p>
          </table:table-cell>
        </table:table-row>
        <table:table-row table:style-name="ro1">
          <table:table-cell office:value-type="float" office:value="560274" calcext:value-type="float">
            <text:p>560274</text:p>
          </table:table-cell>
          <table:table-cell office:value-type="date" office:date-value="2025-03-02T07:12:00" calcext:value-type="date">
            <text:p>02/03/25 07:12</text:p>
          </table:table-cell>
          <table:table-cell office:value-type="float" office:value="1651786" calcext:value-type="float">
            <text:p>1651786</text:p>
          </table:table-cell>
          <table:table-cell office:value-type="float" office:value="99999" calcext:value-type="float">
            <text:p>99999</text:p>
          </table:table-cell>
          <table:table-cell office:value-type="date" office:date-value="2025-03-02T08:10:00" calcext:value-type="date">
            <text:p>02/03/25 08: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0T19:54:30.929686597</meta:creation-date>
    <dc:date>2025-04-20T19:55:04.280868829</dc:date>
    <meta:editing-duration>PT33S</meta:editing-duration>
    <meta:editing-cycles>1</meta:editing-cycles>
    <meta:document-statistic meta:table-count="1" meta:cell-count="210" meta:object-count="0"/>
    <meta:generator>LibreOffice/25.2.2.2$Linux_X86_64 LibreOffice_project/520$Build-2</meta:generator>
  </office:meta>
</office:document-meta>
</file>